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RoleDao.rename( String newRoleName , Role ro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LdapRoleDao.roleIterator( String ap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dapRoleDao.getEntryObject( Object extra , Attributes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LdapRoleDao.getRelativeDn( String appName , String 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RoleDao.LdapRoleDao( Dir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LdapRoleDao.deleteEntry( String rd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RoleDao.getRelativeDn( String ap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RoleDao.add( String appName , String roleName , String description , Set gra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dapRoleDao.modify( String creatorsName , Date createTimestamp , String appName , String roleName , String description , Set grants , ModificationItem [ ] mo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dapRoleDao.delete( String appName ,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dapRoleDao.load( String appName , String rol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